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</style:style>
    <style:style style:name="P2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 fo:break-before="auto" fo:break-after="auto"/>
    </style:style>
    <style:style style:name="P3" style:family="paragraph" style:parent-style-name="Standard">
      <style:paragraph-properties fo:margin-top="0.1665in" fo:margin-bottom="0in" loext:contextual-spacing="false" fo:line-height="100%" fo:break-before="auto" fo:break-after="auto"/>
    </style:style>
    <style:style style:name="P4" style:family="paragraph" style:parent-style-name="Standard">
      <style:paragraph-properties fo:margin-top="0.1665in" fo:margin-bottom="0in" loext:contextual-spacing="false" fo:line-height="100%" fo:text-align="center" style:justify-single-word="false" fo:break-before="auto" fo:break-after="auto"/>
    </style:style>
    <style:style style:name="P5" style:family="paragraph" style:parent-style-name="Standard">
      <style:paragraph-properties fo:break-before="auto" fo:break-after="auto"/>
    </style:style>
    <style:style style:name="T1" style:family="text"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2" style:family="text">
      <style:text-properties style:font-name="Courier New" fo:font-size="12pt" fo:font-weight="bold" style:font-name-asian="Courier New1" style:font-size-asian="12pt" style:font-weight-asian="bold" style:font-name-complex="Courier New1" style:font-size-complex="12pt" fo:background-color="#ffff00"/>
    </style:style>
    <style:style style:name="T3" style:family="text">
      <style:text-properties style:font-name="Courier New" fo:font-size="12pt" fo:font-weight="bold" style:font-name-asian="Courier New1" style:font-size-asian="12pt" style:font-weight-asian="bold" style:font-name-complex="Courier New1" style:font-size-complex="12pt" fo:background-color="#00ffff"/>
    </style:style>
    <style:style style:name="T4" style:family="text">
      <style:text-properties style:font-name="Courier New" fo:font-size="12pt" fo:font-weight="bold" fo:background-color="#ff00cc" loext:char-shading-value="0" style:font-name-asian="Courier New1" style:font-size-asian="12pt" style:font-weight-asian="bold" style:font-name-complex="Courier New1" style:font-size-complex="12pt"/>
    </style:style>
    <style:style style:name="T5" style:family="text">
      <style:text-properties style:font-name="Courier New" fo:font-size="12pt" fo:font-weight="bold" fo:background-color="#ff8080" loext:char-shading-value="0" style:font-name-asian="Courier New1" style:font-size-asian="12pt" style:font-weight-asian="bold" style:font-name-complex="Courier New1" style:font-size-complex="12pt"/>
    </style:style>
    <style:style style:name="T6" style:family="text">
      <style:text-properties style:font-name="Courier New" fo:font-size="12pt" fo:font-weight="bold" fo:background-color="#ff33ff" loext:char-shading-value="0" style:font-name-asian="Courier New1" style:font-size-asian="12pt" style:font-weight-asian="bold" style:font-name-complex="Courier New1" style:font-size-complex="12pt"/>
    </style:style>
    <style:style style:name="T7" style:family="text">
      <style:text-properties style:font-name="Courier New" fo:font-size="12pt" fo:font-weight="bold" fo:background-color="#9900ff" loext:char-shading-value="0" style:font-name-asian="Courier New1" style:font-size-asian="12pt" style:font-weight-asian="bold" style:font-name-complex="Courier New1" style:font-size-complex="12pt"/>
    </style:style>
    <style:style style:name="T8" style:family="text">
      <style:text-properties style:font-name="Courier New" fo:font-size="12pt" fo:font-weight="bold" fo:background-color="#99ffff" loext:char-shading-value="0" style:font-name-asian="Courier New1" style:font-size-asian="12pt" style:font-weight-asian="bold" style:font-name-complex="Courier New1" style:font-size-complex="12pt"/>
    </style:style>
    <style:style style:name="T9" style:family="text">
      <style:text-properties style:font-name="Courier New" fo:font-size="12pt" fo:font-weight="bold" fo:background-color="#ff6600" loext:char-shading-value="0" style:font-name-asian="Courier New1" style:font-size-asian="12pt" style:font-weight-asian="bold" style:font-name-complex="Courier New1" style:font-size-complex="12pt"/>
    </style:style>
    <style:style style:name="T10" style:family="text">
      <style:text-properties style:font-name="Courier New" fo:font-size="12pt" fo:font-weight="bold" fo:background-color="#ff3333" loext:char-shading-value="0" style:font-name-asian="Courier New1" style:font-size-asian="12pt" style:font-weight-asian="bold" style:font-name-complex="Courier New1" style:font-size-complex="12pt"/>
    </style:style>
    <style:style style:name="T11" style:family="text">
      <style:text-properties style:font-name="Courier New" fo:font-size="12pt" fo:font-weight="bold" fo:background-color="#9999ff" loext:char-shading-value="0" style:font-name-asian="Courier New1" style:font-size-asian="12pt" style:font-weight-asian="bold" style:font-name-complex="Courier New1" style:font-size-complex="12pt"/>
    </style:style>
    <style:style style:name="T12" style:family="text">
      <style:text-properties style:font-name="Courier New" fo:font-size="12pt" fo:font-weight="bold" fo:background-color="#66ff00" loext:char-shading-value="0" style:font-name-asian="Courier New1" style:font-size-asian="12pt" style:font-weight-asian="bold" style:font-name-complex="Courier New1" style:font-size-complex="12pt"/>
    </style:style>
    <style:style style:name="T13" style:family="text">
      <style:text-properties fo:color="#ffffff" style:font-name="Courier New" fo:font-size="12pt" fo:font-weight="bold" fo:background-color="#314004" loext:char-shading-value="0" style:font-name-asian="Courier New1" style:font-size-asian="12pt" style:font-weight-asian="bold" style:font-name-complex="Courier New1" style:font-size-complex="12pt"/>
    </style:style>
    <style:style style:name="T14" style:family="text">
      <style:text-properties fo:color="#ffffff" style:font-name="Times New Roman" fo:font-size="12pt" fo:background-color="#314004" loext:char-shading-value="0" style:font-name-asian="Times New Roman1" style:font-size-asian="12pt" style:font-name-complex="Times New Roman1" style:font-size-complex="12pt"/>
    </style:style>
    <style:style style:name="T1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6" style:family="text">
      <style:text-properties style:font-name="Times New Roman" fo:font-size="12pt" style:font-name-asian="Times New Roman1" style:font-size-asian="12pt" style:font-name-complex="Times New Roman1" style:font-size-complex="12pt" fo:background-color="#ffff00"/>
    </style:style>
    <style:style style:name="T17" style:family="text">
      <style:text-properties style:font-name="Times New Roman" fo:font-size="12pt" style:font-name-asian="Times New Roman1" style:font-size-asian="12pt" style:font-name-complex="Times New Roman1" style:font-size-complex="12pt" fo:background-color="#00ffff"/>
    </style:style>
    <style:style style:name="T18" style:family="text">
      <style:text-properties style:font-name="Times New Roman" fo:font-size="12pt" fo:background-color="#ff6600" loext:char-shading-value="0" style:font-name-asian="Times New Roman1" style:font-size-asian="12pt" style:font-name-complex="Times New Roman1" style:font-size-complex="12pt"/>
    </style:style>
    <style:style style:name="T19" style:family="text">
      <style:text-properties style:font-name="Times New Roman" fo:font-size="12pt" fo:background-color="#ff3333" loext:char-shading-value="0" style:font-name-asian="Times New Roman1" style:font-size-asian="12pt" style:font-name-complex="Times New Roman1" style:font-size-complex="12pt"/>
    </style:style>
    <style:style style:name="T20" style:family="text">
      <style:text-properties style:font-name="Times New Roman" fo:font-size="12pt" fo:background-color="#ff00cc" loext:char-shading-value="0" style:font-name-asian="Times New Roman1" style:font-size-asian="12pt" style:font-name-complex="Times New Roman1" style:font-size-complex="12pt"/>
    </style:style>
    <style:style style:name="T21" style:family="text">
      <style:text-properties style:font-name="Times New Roman" fo:font-size="12pt" fo:background-color="#ff8080" loext:char-shading-value="0" style:font-name-asian="Times New Roman1" style:font-size-asian="12pt" style:font-name-complex="Times New Roman1" style:font-size-complex="12pt"/>
    </style:style>
    <style:style style:name="T22" style:family="text">
      <style:text-properties style:font-name="Times New Roman" fo:font-size="12pt" fo:background-color="#ff33ff" loext:char-shading-value="0" style:font-name-asian="Times New Roman1" style:font-size-asian="12pt" style:font-name-complex="Times New Roman1" style:font-size-complex="12pt"/>
    </style:style>
    <style:style style:name="T23" style:family="text">
      <style:text-properties style:font-name="Times New Roman" fo:font-size="12pt" fo:background-color="#9900ff" loext:char-shading-value="0" style:font-name-asian="Times New Roman1" style:font-size-asian="12pt" style:font-name-complex="Times New Roman1" style:font-size-complex="12pt"/>
    </style:style>
    <style:style style:name="T24" style:family="text">
      <style:text-properties style:font-name="Times New Roman" fo:font-size="12pt" fo:background-color="#99ffff" loext:char-shading-value="0" style:font-name-asian="Times New Roman1" style:font-size-asian="12pt" style:font-name-complex="Times New Roman1" style:font-size-complex="12pt"/>
    </style:style>
    <style:style style:name="T25" style:family="text">
      <style:text-properties style:font-name="Times New Roman" fo:font-size="12pt" fo:background-color="#9999ff" loext:char-shading-value="0" style:font-name-asian="Times New Roman1" style:font-size-asian="12pt" style:font-name-complex="Times New Roman1" style:font-size-complex="12pt"/>
    </style:style>
    <style:style style:name="T26" style:family="text">
      <style:text-properties style:font-name="Times New Roman" fo:font-size="12pt" fo:background-color="#66ff00" loext:char-shading-value="0" style:font-name-asian="Times New Roman1" style:font-size-asian="12pt" style:font-name-complex="Times New Roman1" style:font-size-complex="12pt"/>
    </style:style>
    <style:style style:name="T27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01 00</text:span><text:span text:style-name="T1"> 10 00 01 01 00 00 </text:span><text:span text:style-name="T4">07 00</text:span><text:span text:style-name="T1"> </text:span><text:span text:style-name="T5">00 00</text:span><text:span text:style-name="T1"> </text:span><text:span text:style-name="T6">0A 00</text:span><text:span text:style-name="T1"> </text:span><text:span text:style-name="T7">08 00</text:span></text:p>
      <text:p text:style-name="P1"><text:span text:style-name="T8">06 00</text:span><text:span text:style-name="T1"> 06 00 </text:span><text:span text:style-name="T9">01 00 00 00</text:span><text:span text:style-name="T1"> </text:span><text:span text:style-name="T10">02 00 00 00</text:span><text:span text:style-name="T1"> F7 00 06 01</text:span></text:p>
      <text:p text:style-name="P1"><text:span text:style-name="T1">04 03 00 </text:span><text:span text:style-name="T13">00 00 00 00 00 00 00 00 00 03 03 00 00</text:span></text:p>
      <text:p text:style-name="P1"><text:span text:style-name="T13">00 00 00 00 03 00 00 00 00</text:span><text:span text:style-name="T1"> 00 00 04 01 00 </text:span><text:span text:style-name="T11">01 00</text:span></text:p>
      <text:p text:style-name="P1"><text:span text:style-name="T11">83 01 01 00 01 00 83 01 01 00</text:span><text:span text:style-name="T1"> 00 00 00 00 00 01</text:span></text:p>
      <text:p text:style-name="P1"><text:span text:style-name="T1">01 00 03 00 01 00 01 00 05 00 01 01 </text:span><text:span text:style-name="T3">6D 30 30 31</text:span></text:p>
      <text:p text:style-name="P1"><text:span text:style-name="T3">5F 73 6C 69 6D 65 00 00 00 00 00 00 00 00 00 00</text:span></text:p>
      <text:p text:style-name="P1"><text:span text:style-name="T3">00 00 00 00 00 00 00 00 00 00 00 00</text:span><text:span text:style-name="T1"> 83 58 83 89</text:span></text:p>
      <text:p text:style-name="P1"><text:span text:style-name="T1">83 43 83 80 00 00 00 00 00 00 00 00 00 00 00 00</text:span></text:p>
      <text:p text:style-name="P1"><text:span text:style-name="T1">00 00 00 00 00 00 00 00 00 00 00 00 00 00 00 00</text:span></text:p>
      <text:p text:style-name="P1"><text:span text:style-name="T12">53 6C 69 6D 65 00 00 00 00 00 00 00 00 00 00 00</text:span></text:p>
      <text:p text:style-name="P1"><text:span text:style-name="T12">00 00 00 00 00 00 00 00 00 00 00 00 00 00 00 00</text:span></text:p>
      <text:p text:style-name="P1"><text:span text:style-name="T12">00 00 00 00 00 00 00 00 00 00 00 00 00 00 00 00</text:span></text:p>
      <text:p text:style-name="P1"><text:span text:style-name="T12">00 00 00 00 00 00 00 00 00 00 00 00 00 00 00 00</text:span></text:p>
      <text:p text:style-name="P4"/>
      <text:p text:style-name="P3"><text:span text:style-name="T16">Monster ID</text:span><text:span text:style-name="T15">: Changes the name, and seems to affect the animations as well...</text:span></text:p>
      <text:p text:style-name="P3"><text:span text:style-name="T18">Experience Points</text:span></text:p>
      <text:p text:style-name="P3"><text:span text:style-name="T19">Gold</text:span></text:p>
      <text:p text:style-name="P3"><text:span text:style-name="T20">HP</text:span><text:span text:style-name="T15">: Max HP.</text:span></text:p>
      <text:p text:style-name="P3"><text:span text:style-name="T21">MP</text:span></text:p>
      <text:p text:style-name="P3"><text:span text:style-name="T22">Attack</text:span></text:p>
      <text:p text:style-name="P3"><text:span text:style-name="T23">Defence</text:span></text:p>
      <text:p text:style-name="P3"><text:span text:style-name="T24">Agility</text:span></text:p>
      <text:p text:style-name="P3"><text:span text:style-name="T14">Elemental resistances, a series of sixteen-bit values, in order: Frizz, Sizz, Bang, Woosh, Zap, Crack, Dazzle, Snooze, Whack, Drain Magic, Fizzle, Fuddle, Sap, Deceleratle, Poison, Paralysis, Stun, Ban Dance, Fire Breath, Cool Breath, Strike/Rock, and Army. 00 is no resistance at all, 01 is a 25% resistance (15% resistance for status effects), 02 is a 50% resistance, and 03 is an 100% resistance.</text:span></text:p>
      <text:p text:style-name="P3"><text:span text:style-name="T25">Actions</text:span></text:p>
      <text:p text:style-name="P3"><text:soft-page-break/><text:span text:style-name="T17">The model? Or the battle script?</text:span></text:p>
      <text:p text:style-name="P3"><text:span text:style-name="T26">The monster's name.</text:span><text:span text:style-name="T15"> </text:span><text:span text:style-name="T27">(What does this do?)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324" meta:character-count="1265" meta:non-whitespace-character-count="967"/>
    <meta:generator>LibreOfficeDev/6.0.5.2$Linux_X86_64 LibreOffice_project/</meta:generator>
  </office:meta>
</office:document-meta>
</file>